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Lohit Hindi1" svg:font-family="'Lohit Hindi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automatic-styles>
    <style:style style:family="paragraph" style:list-style-name="WW8Num3" style:name="P1" style:parent-style-name="ORG_20_Body_20_text"/>
    <style:style style:family="paragraph" style:list-style-name="WW8Num1" style:name="P2" style:parent-style-name="ORG_20_Body_20_text"/>
    <style:style style:family="paragraph" style:list-style-name="WW8Num2" style:name="P3" style:parent-style-name="ORG_20_Body_20_text"/>
    <style:style style:family="paragraph" style:list-style-name="WW8Num4" style:name="P4" style:parent-style-name="ORG_20_Body_20_text"/>
    <style:style style:family="paragraph" style:master-page-name="First_20_Page" style:name="P5" style:parent-style-name="ORG_20_Body_20_text">
      <style:paragraph-properties style:page-number="auto"/>
    </style:style>
    <style:style style:family="text" style:name="T1">
      <style:text-properties fo:font-style="italic" style:font-style-asian="italic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is a test</text:p>
      <text:p text:style-name="ORG_20_Body_20_text"/>
      <text:p text:style-name="Title">This is a test – title</text:p>
      <text:p text:style-name="ORG_20_Body_20_text">This is normal body text. Normal body text is fully justified, Georgia 12 pt font with normal para spacing – 0 before 6 after</text:p>
      <text:h text:outline-level="1" text:style-name="Heading_20_1">This is a test of the header 1</text:h>
      <text:list text:style-name="WW8Num3" xml:id="list1991886763">
        <text:list-item>
          <text:p text:style-name="P1">This is a bullet point – std from tool bar. Extending the sentence text to check the return indent</text:p>
          <text:list>
            <text:list-item>
              <text:p text:style-name="P1">This is a 2nd level bullet point – also created from the tool bar using the indent button. </text:p>
              <text:list>
                <text:list-item>
                  <text:p text:style-name="P1">This is the 3rd level bullet – created as before using the indent button</text:p>
                </text:list-item>
              </text:list>
            </text:list-item>
          </text:list>
        </text:list-item>
      </text:list>
      <text:p text:style-name="ORG_20_Body_20_text">This is text returned to normal. </text:p>
      <text:list text:style-name="WW8Num1" xml:id="list1646071707">
        <text:list-item>
          <text:p text:style-name="P2">This is a numbered list – using standard numbering from the list. Standard check for the indent</text:p>
        </text:list-item>
        <text:list-item>
          <text:p text:style-name="P2">Return and check the text. Numbering continues, further text shows indent check also tests OK</text:p>
        </text:list-item>
      </text:list>
      <text:p text:style-name="ORG_20_body_20_text_20_Bold">Return to ORG body text bold</text:p>
      <text:p text:style-name="ORG_20_Body_20_text">Return to ORG body text</text:p>
      <text:list text:style-name="WW8Num2" xml:id="list1033162131">
        <text:list-item>
          <text:p text:style-name="P3">Next line is multi level numbered list. This is foramatted the same as a standard numbered list – indent checks OK</text:p>
        </text:list-item>
        <text:list-item>
          <text:p text:style-name="P3">Return shows continue is OK</text:p>
        </text:list-item>
        <text:list-item>
          <text:p text:style-name="P3">Next level formatted from normal text and reformatted using the ribbon control. Indent checks OK</text:p>
          <text:list>
            <text:list-item>
              <text:p text:style-name="P3">Return and indent used for next level of list. Numbering continues and indent checked OK</text:p>
            </text:list-item>
            <text:list-item>
              <text:p text:style-name="P3">Return gives correct number return</text:p>
              <text:list>
                <text:list-item>
                  <text:p text:style-name="P3">Return and indent for the next line gives correct result – line continued for indent check that shows incorrectly... </text:p>
                </text:list-item>
              </text:list>
            </text:list-item>
          </text:list>
        </text:list-item>
      </text:list>
      <text:h text:outline-level="3" text:style-name="Heading_20_3">The next line returns to header 3 – no bold on formatting</text:h>
      <text:list text:style-name="WW8Num4" xml:id="list1647605830">
        <text:list-item>
          <text:p text:style-name="P4">The next line is another multi level list. Numbering continues OK</text:p>
          <text:list>
            <text:list-item>
              <text:p text:style-name="P4">Next line returns OK</text:p>
              <text:list>
                <text:list-item>
                  <text:p text:style-name="P4">Next line tests indent to 2nd level</text:p>
                </text:list-item>
              </text:list>
            </text:list-item>
            <text:list-item>
              <text:p text:style-name="P4">Next line continues indent to 3rd level</text:p>
            </text:list-item>
          </text:list>
        </text:list-item>
      </text:list>
      <text:p text:style-name="Standard"/>
      <text:p text:style-name="Standard"/>
      <text:p text:style-name="Standard">
        <text:soft-page-break/>
     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Lohit Hindi1" svg:font-family="'Lohit Hindi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family-generic="roman" style:font-pitch="variable" style:name="Georgia" svg:font-family="Georg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Z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7cm" style:text-autospace="ideograph-alpha" style:writing-mode="page"/>
      <style:text-properties fo:country="NZ" fo:font-size="12pt" fo:hyphenate="false" fo:hyphenation-push-char-count="2" fo:hyphenation-remain-char-count="2" fo:language="en" style:country-asian="CN" style:country-complex="IN" style:font-name="Liberation Serif" style:font-name-asian="DejaVu Sans" style:font-name-complex="Lohit Hindi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margin-bottom="0.212cm" fo:margin-top="0cm" fo:orphans="2" fo:text-align="justify" fo:widows="2" style:justify-single-word="false" style:writing-mode="lr-tb"/>
      <style:text-properties fo:country="NZ" fo:font-size="12pt" fo:language="en" style:country-complex="SA" style:font-name="Georgia" style:font-name-asian="Times New Roman" style:font-name-complex="Georgia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Liberation Sans" style:font-name-asian="DejaVu Sans" style:font-name-complex="Lohit Hind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Lohit Hindi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Lohit Hind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Hindi1" style:font-size-asian="12pt"/>
    </style:style>
    <style:style style:class="text" style:default-outline-level="1" style:display-name="Heading 1" style:family="paragraph" style:name="Heading_20_1" style:next-style-name="ORG_20_Body_20_text" style:parent-style-name="Standard">
      <style:paragraph-properties fo:keep-together="always" fo:keep-with-next="always" fo:margin-bottom="0.212cm" fo:margin-top="0.423cm"/>
      <style:text-properties fo:font-weight="bold" style:font-name="Arial" style:font-name-asian="Times New Roman" style:font-name-complex="Times New Roman" style:font-size-complex="14pt" style:font-weight-asian="bold" style:font-weight-complex="bold"/>
    </style:style>
    <style:style style:class="text" style:default-outline-level="2" style:display-name="Heading 2" style:family="paragraph" style:name="Heading_20_2" style:next-style-name="ORG_20_Body_20_text" style:parent-style-name="Standard">
      <style:paragraph-properties fo:keep-together="always" fo:keep-with-next="always" fo:margin-bottom="0.212cm" fo:margin-top="0.423cm"/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class="text" style:default-outline-level="3" style:display-name="Heading 3" style:family="paragraph" style:name="Heading_20_3" style:next-style-name="ORG_20_Body_20_text" style:parent-style-name="Standard">
      <style:paragraph-properties fo:keep-together="always" fo:keep-with-next="always" fo:margin-bottom="0.212cm" fo:margin-top="0.423cm"/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class="text" style:default-outline-level="4" style:display-name="Heading 4" style:family="paragraph" style:name="Heading_20_4" style:next-style-name="Standard" style:parent-style-name="Standard">
      <style:paragraph-properties fo:keep-together="always" fo:keep-with-next="always" fo:margin-bottom="0.212cm" fo:margin-top="0.423cm"/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Standard" style:parent-style-name="Standard">
      <style:paragraph-properties fo:keep-together="always" fo:keep-with-next="always" fo:margin-bottom="0.212cm" fo:margin-top="0.423cm"/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class="text" style:default-outline-level="6" style:display-name="Heading 6" style:family="paragraph" style:name="Heading_20_6" style:next-style-name="Standard" style:parent-style-name="Standard">
      <style:paragraph-properties fo:keep-together="always" fo:keep-with-next="always" fo:margin-bottom="0.212cm" fo:margin-top="0.423cm"/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class="chapter" style:family="paragraph" style:name="Title" style:next-style-name="ORG_20_Body_20_text" style:parent-style-name="Standard">
      <style:paragraph-properties fo:margin-bottom="0.423cm" fo:margin-top="0.423cm"/>
      <style:text-properties fo:font-size="20pt" fo:font-weight="bold" fo:letter-spacing="0.009cm" style:font-name="Arial" style:font-name-asian="Times New Roman" style:font-name-complex="Times New Roman" style:font-size-asian="20pt" style:font-size-complex="26pt" style:font-weight-asian="bold" style:letter-kerning="tru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display-name="ORG Body text" style:family="paragraph" style:name="ORG_20_Body_20_text" style:parent-style-name="Standard"/>
    <style:style style:display-name="ORG body text Bold" style:family="paragraph" style:name="ORG_20_body_20_text_20_Bold" style:next-style-name="ORG_20_Body_20_text" style:parent-style-name="ORG_20_Body_20_text">
      <style:paragraph-properties fo:margin-bottom="0.212cm" fo:margin-top="0.212cm"/>
      <style:text-properties fo:font-weight="bold" style:font-weight-asian="bold"/>
    </style:style>
    <style:style style:family="paragraph" style:name="Date" style:next-style-name="Standard" style:parent-style-name="Standard"/>
    <style:style style:class="extra" style:family="paragraph" style:name="Footnote" style:parent-style-name="Standard">
      <style:paragraph-properties fo:margin-bottom="0cm" fo:margin-top="0cm"/>
      <style:text-properties fo:font-size="8pt" style:font-size-asian="8pt" style:font-size-complex="10pt"/>
    </style:style>
    <style:style style:class="extra" style:family="paragraph" style:name="Footer" style:parent-style-name="Standard">
      <style:paragraph-properties fo:margin-bottom="0cm" fo:margin-top="0cm"/>
      <style:text-properties fo:font-size="9pt" style:font-size-asian="9pt"/>
    </style:style>
    <style:style style:class="extra" style:family="paragraph" style:name="Header" style:parent-style-name="Standard">
      <style:paragraph-properties fo:margin-bottom="0cm" fo:margin-top="0cm"/>
    </style:style>
    <style:style style:class="extra" style:family="paragraph" style:name="Endnote" style:parent-style-name="Standard">
      <style:paragraph-properties fo:margin-bottom="0cm" fo:margin-top="0cm"/>
      <style:text-properties fo:font-size="10pt" style:font-size-asian="10pt" style:font-size-complex="10pt"/>
    </style:style>
    <style:style style:display-name="ORG Table Title" style:family="paragraph" style:name="ORG_20_Table_20_Title" style:parent-style-name="Standard">
      <style:paragraph-properties fo:margin-bottom="0.423cm" fo:margin-top="0.423cm"/>
      <style:text-properties fo:font-weight="bold" style:font-name="Arial" style:font-weight-asian="bold"/>
    </style:style>
    <style:style style:display-name="ORG Table Text" style:family="paragraph" style:name="ORG_20_Table_20_Text" style:parent-style-name="ORG_20_Table_20_Title">
      <style:paragraph-properties fo:margin-bottom="0.106cm" fo:margin-top="0.106cm"/>
      <style:text-properties fo:font-weight="normal" style:font-weight-asian="normal"/>
    </style:style>
    <style:style style:family="text" style:name="WW8Num3z0">
      <style:text-properties style:font-name="Symbol"/>
    </style:style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font-size="20pt" fo:font-weight="bold" fo:letter-spacing="0.009cm" style:font-name="Arial" style:font-name-asian="Times New Roman" style:font-name-complex="Times New Roman" style:font-size-asian="20pt" style:font-size-complex="26pt" style:font-weight-asian="bold" style:letter-kerning="true"/>
    </style:style>
    <style:style style:display-name="Heading 1 Char" style:family="text" style:name="Heading_20_1_20_Char" style:parent-style-name="Default_20_Paragraph_20_Font">
      <style:text-properties fo:font-size="12pt" fo:font-weight="bold" style:font-name="Arial" style:font-name-asian="Times New Roman" style:font-name-complex="Times New Roman" style:font-size-asian="12pt" style:font-size-complex="14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font-style="italic" fo:font-weight="bold" style:font-name="Arial" style:font-name-asian="Times New Roman" style:font-name-complex="Times New Roman" style:font-size-complex="13pt" style:font-style-asian="italic" style:font-weight-asian="bold" style:font-weight-complex="bold"/>
    </style:style>
    <style:style style:display-name="Date Char" style:family="text" style:name="Date_20_Char" style:parent-style-name="Default_20_Paragraph_20_Font"/>
    <style:style style:display-name="Footnote Text Char" style:family="text" style:name="Footnote_20_Text_20_Char" style:parent-style-name="Default_20_Paragraph_20_Font">
      <style:text-properties fo:font-size="8pt" style:font-size-asian="8pt" style:font-size-complex="10pt"/>
    </style:style>
    <style:style style:display-name="Heading 3 Char" style:family="text" style:name="Heading_20_3_20_Char" style:parent-style-name="Default_20_Paragraph_20_Font">
      <style:text-properties fo:font-size="11pt" fo:font-weight="bold" style:font-name="Arial" style:font-name-asian="Times New Roman" style:font-name-complex="Times New Roman" style:font-size-asian="11pt" style:font-weight-asian="bold" style:font-weight-complex="bold"/>
    </style:style>
    <style:style style:display-name="Heading 4 Char" style:family="text" style:name="Heading_20_4_20_Char" style:parent-style-name="Default_20_Paragraph_20_Font">
      <style:text-properties fo:font-size="11pt" fo:font-style="italic" fo:font-weight="bold" style:font-name="Arial" style:font-name-asian="Times New Roman" style:font-name-complex="Times New Roman" style:font-size-asian="11pt" style:font-style-asian="italic" style:font-style-complex="italic" style:font-weight-asian="bold" style:font-weight-complex="bold"/>
    </style:style>
    <style:style style:display-name="Heading 5 Char" style:family="text" style:name="Heading_20_5_20_Char" style:parent-style-name="Default_20_Paragraph_20_Font">
      <style:text-properties fo:font-size="10pt" fo:font-weight="bold" style:font-name="Arial" style:font-name-asian="Times New Roman" style:font-name-complex="Times New Roman" style:font-size-asian="10pt" style:font-weight-asian="bold"/>
    </style:style>
    <style:style style:display-name="Heading 6 Char" style:family="text" style:name="Heading_20_6_20_Char" style:parent-style-name="Default_20_Paragraph_20_Font">
      <style:text-properties fo:font-size="10pt" fo:font-style="italic" fo:font-weight="bold" style:font-name="Arial" style:font-name-asian="Times New Roman" style:font-name-complex="Times New Roman" style:font-size-asian="10pt" style:font-style-asian="italic" style:font-style-complex="italic" style:font-weight-asian="bold"/>
    </style:style>
    <style:style style:display-name="Footer Char" style:family="text" style:name="Footer_20_Char" style:parent-style-name="Default_20_Paragraph_20_Font">
      <style:text-properties fo:font-size="9pt" style:font-size-asian="9pt"/>
    </style:style>
    <style:style style:display-name="Header Char" style:family="text" style:name="Header_20_Char" style:parent-style-name="Default_20_Paragraph_20_Font"/>
    <style:style style:display-name="Endnote Text Char" style:family="text" style:name="Endnote_20_Text_20_Char" style:parent-style-name="Default_20_Paragraph_20_Font">
      <style:text-properties fo:font-size="10pt" style:font-size-asian="10pt" style:font-size-complex="10pt"/>
    </style:style>
    <style:style style:display-name="Endnote Symbol" style:family="text" style:name="Endnote_20_Symbol" style:parent-style-name="Default_20_Paragraph_20_Font">
      <style:text-properties style:text-position="super 58%"/>
    </style:style>
    <style:style style:display-name="Footnote Symbol" style:family="text" style:name="Footnote_20_Symbol" style:parent-style-name="Default_20_Paragraph_20_Font">
      <style:text-properties style:text-position="super 58%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1.27cm" fo:text-indent="-0.635cm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fo:margin-left="2.54cm" fo:text-indent="-0.635cm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3.81cm" fo:text-indent="-0.318cm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5.08cm" fo:text-indent="-0.635cm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6.35cm" fo:text-indent="-0.635cm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7.62cm" fo:text-indent="-0.318cm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8.89cm" fo:text-indent="-0.635cm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10.16cm" fo:text-indent="-0.635cm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11.43cm" fo:text-indent="-0.318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2">
      <text:list-level-style-number style:num-format="1" style:num-suffix=".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3">
      <text:list-level-style-bullet style:num-suffix="." text:bullet-char="" text:level="1" text:style-name="WW8Num3z0">
        <style:list-level-properties text:list-level-position-and-space-mode="label-alignment">
          <style:list-level-label-alignment fo:margin-left="1.27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2" text:style-name="WW8Num3z1">
        <style:list-level-properties text:list-level-position-and-space-mode="label-alignment">
          <style:list-level-label-alignment fo:margin-left="2.54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3" text:style-name="WW8Num3z2">
        <style:list-level-properties text:list-level-position-and-space-mode="label-alignment">
          <style:list-level-label-alignment fo:margin-left="3.81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4" text:style-name="WW8Num3z0">
        <style:list-level-properties text:list-level-position-and-space-mode="label-alignment">
          <style:list-level-label-alignment fo:margin-left="5.08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5" text:style-name="WW8Num3z1">
        <style:list-level-properties text:list-level-position-and-space-mode="label-alignment">
          <style:list-level-label-alignment fo:margin-left="6.35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6" text:style-name="WW8Num3z2">
        <style:list-level-properties text:list-level-position-and-space-mode="label-alignment">
          <style:list-level-label-alignment fo:margin-left="7.62cm" fo:text-indent="-0.635cm" text:label-followed-by="listtab"/>
        </style:list-level-properties>
        <style:text-properties style:font-name="Wingdings"/>
      </text:list-level-style-bullet>
      <text:list-level-style-bullet style:num-suffix="." text:bullet-char="" text:level="7" text:style-name="WW8Num3z0">
        <style:list-level-properties text:list-level-position-and-space-mode="label-alignment">
          <style:list-level-label-alignment fo:margin-left="8.89cm" fo:text-indent="-0.635cm" text:label-followed-by="listtab"/>
        </style:list-level-properties>
        <style:text-properties style:font-name="Symbol"/>
      </text:list-level-style-bullet>
      <text:list-level-style-bullet style:num-suffix="." text:bullet-char="o" text:level="8" text:style-name="WW8Num3z1">
        <style:list-level-properties text:list-level-position-and-space-mode="label-alignment">
          <style:list-level-label-alignment fo:margin-left="10.16cm" fo:text-indent="-0.635cm" text:label-followed-by="listtab"/>
        </style:list-level-properties>
        <style:text-properties style:font-name="Courier New1"/>
      </text:list-level-style-bullet>
      <text:list-level-style-bullet style:num-suffix="." text:bullet-char="" text:level="9" text:style-name="WW8Num3z2">
        <style:list-level-properties text:list-level-position-and-space-mode="label-alignment">
          <style:list-level-label-alignment fo:margin-left="11.43cm" fo:text-indent="-0.635cm" text:label-followed-by="listtab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4">
      <text:list-level-style-number style:num-format="1" style:num-suffix="." text:level="1">
        <style:list-level-properties text:list-level-position-and-space-mode="label-alignment">
          <style:list-level-label-alignment fo:margin-left="0.635cm" fo:text-indent="-0.635c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>
          <style:list-level-label-alignment fo:margin-left="1.397cm" fo:text-indent="-0.762c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.159cm" fo:text-indent="-0.889c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.048cm" fo:text-indent="-1.143c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.937cm" fo:text-indent="-1.397c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.826cm" fo:text-indent="-1.651c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.715cm" fo:text-indent="-1.905c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.604cm" fo:text-indent="-2.159c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.62cm" fo:text-indent="-2.54cm"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/>
    </style:default-page-layout>
  </office:styles>
  <office:automatic-styles>
    <style:style style:family="text" style:name="MT1">
      <style:text-properties fo:font-style="italic" style:font-style-asian="italic"/>
    </style:style>
    <style:page-layout style:name="Mpm1">
      <style:page-layout-properties fo:margin-bottom="1.499cm" fo:margin-left="2.501cm" fo:margin-right="2.501cm" fo:margin-top="2.401cm" fo:page-height="29.7cm" fo:page-width="21.001cm" style:footnote-max-height="0cm" style:layout-grid-base-height="0.635cm" style:layout-grid-base-width="0.423cm" style:layout-grid-color="#c0c0c0" style:layout-grid-display="false" style:layout-grid-lines="40" style:layout-grid-mode="none" style:layout-grid-print="false" style:layout-grid-ruby-below="false" style:layout-grid-ruby-height="0cm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>
        <style:header-footer-properties fo:margin-top="0.803cm" fo:min-height="0.901cm" style:dynamic-spacing="true"/>
      </style:footer-style>
    </style:page-layout>
    <style:page-layout style:name="Mpm2">
      <style:page-layout-properties fo:margin-bottom="1.499cm" fo:margin-left="2.501cm" fo:margin-right="2.501cm" fo:margin-top="2.401cm" fo:page-height="29.7cm" fo:page-width="21.001cm" style:footnote-max-height="0cm" style:layout-grid-base-height="0.635cm" style:layout-grid-base-width="0.423cm" style:layout-grid-color="#c0c0c0" style:layout-grid-display="false" style:layout-grid-lines="40" style:layout-grid-mode="none" style:layout-grid-print="false" style:layout-grid-ruby-below="false" style:layout-grid-ruby-height="0cm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>
        <style:header-footer-properties fo:min-height="0cm"/>
      </style:header-style>
      <style:footer-style>
        <style:header-footer-properties fo:margin-top="0.803cm" fo:min-height="0.9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
          <text:keywords/>
          <text:tab/>
          <text:span text:style-name="MT1">IN CONFIDENCE<text:tab/></text:span>
          <text:span text:style-name="MT1">
            <text:page-number text:select-page="current">2</text:page-number>
          </text:span>
        </text:p>
      </style:foot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>
          <text:keywords/>
          <text:tab/>
          <text:span text:style-name="MT1">IN CONFIDENCE<text:tab/></text:span>
        </text:p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docvert user</meta:initial-creator>
    <meta:creation-date>2011-02-28T11:43:00</meta:creation-date>
    <dc:creator>docvert user</dc:creator>
    <dc:date>2011-02-28T11:43:00</dc:date>
    <meta:editing-cycles>2</meta:editing-cycles>
    <meta:editing-duration>PT00H09M00S</meta:editing-duration>
    <meta:document-statistic meta:character-count="1492" meta:image-count="0" meta:object-count="0" meta:page-count="2" meta:paragraph-count="25" meta:table-count="0" meta:word-count="283"/>
    <meta:generator>OpenOffice.org/3.2$Linu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